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StyleFormatter.parse( String text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rencyStyleFormatter.setRoundingMode( RoundingMode round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StyleFormatter.setCurrency( Currency 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StyleFormatt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StyleFormatter.setFractionDigits( int fractionDig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StyleFormatter.getNumberFormat(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